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Arial, Helvetica, sans-serif"/>
    <style:font-face style:name="Calibri1" svg:font-family="Calibri, sans-serif"/>
    <style:font-face style:name="Liberation Serif1" svg:font-family="'Liberation Serif', serif"/>
    <style:font-face style:name="Segoe UI1" svg:font-family="'Segoe UI', sans-serif"/>
    <style:font-face style:name="Segoe UI" svg:font-family="'Segoe UI',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4pt"/>
    </style:style>
    <style:style style:name="P2" style:family="paragraph" style:parent-style-name="Text_20_body">
      <style:paragraph-properties fo:margin-top="0.49cm" fo:margin-bottom="0.247cm" loext:contextual-spacing="false"/>
      <style:text-properties fo:color="#000000" style:font-name="Liberation Serif1" fo:font-size="14pt" fo:background-color="#ffffff"/>
    </style:style>
    <style:style style:name="P3" style:family="paragraph" style:parent-style-name="Text_20_body">
      <style:paragraph-properties fo:margin-top="0.49cm" fo:margin-bottom="0.247cm" loext:contextual-spacing="false" fo:line-height="100%"/>
      <style:text-properties fo:color="#000000" style:font-name="Liberation Serif1" fo:font-size="14pt" fo:background-color="#ffffff"/>
    </style:style>
    <style:style style:name="P4" style:family="paragraph" style:parent-style-name="Text_20_body">
      <style:paragraph-properties fo:margin-top="0.49cm" fo:margin-bottom="0.247cm" loext:contextual-spacing="false" fo:line-height="100%"/>
    </style:style>
    <style:style style:name="P5" style:family="paragraph" style:parent-style-name="Text_20_body">
      <style:paragraph-properties fo:margin-top="0cm" fo:margin-bottom="0cm" loext:contextual-spacing="false" fo:line-height="100%"/>
      <style:text-properties fo:font-size="14pt"/>
    </style:style>
    <style:style style:name="P6" style:family="paragraph" style:parent-style-name="Text_20_body">
      <style:paragraph-properties fo:margin-top="0cm" fo:margin-bottom="0cm" loext:contextual-spacing="false" fo:line-height="100%"/>
    </style:style>
    <style:style style:name="P7" style:family="paragraph" style:parent-style-name="Text_20_body" style:list-style-name="L1">
      <style:text-properties fo:font-size="14pt"/>
    </style:style>
    <style:style style:name="P8" style:family="paragraph" style:parent-style-name="Text_20_body" style:list-style-name="L2">
      <style:paragraph-properties fo:margin-top="0cm" fo:margin-bottom="0cm" loext:contextual-spacing="false" fo:line-height="100%"/>
      <style:text-properties fo:font-size="14pt"/>
    </style:style>
    <style:style style:name="T1" style:family="text">
      <style:text-properties fo:font-size="14pt"/>
    </style:style>
    <style:style style:name="T2" style:family="text">
      <style:text-properties officeooo:rsid="000091d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ms-rterangepaste-start"/>ASSIGNMENT 4</text:p>
      <text:p text:style-name="P3">1. Can a Project Manager be a Scrum Master? Why or How?</text:p>
      <text:p text:style-name="P2"><text:tab/>Yes a project manager can became a scrum master,The skills requires for scrum master are emotional intelligence ,collaboration,conflict resolution active listener etc,a project manager also have this skills so it is easy for a project manager to became scrum master but there must be some changes needed for project manager to became scrum master. A scrum master is some what similar to a coach,at the initial stages of the project he wants to spent more time with his team,he wants to inspire his team and make the team able to solve problems during the different periods of the project,these can also be done by a project manager,also a scrum master has to manage only one project team but a project manager will have multiple projects under him,so as comparing the work load of both <text:s/>scrum master<text:span text:style-name="T2">s job is </text:span><text:s/>easier that that of a project manager. </text:p>
      <text:p text:style-name="P3">2. Can a Scrum Master be a Product Owner? Why or How?</text:p>
      <text:p text:style-name="P3"><text:tab/>No,Scrum master cannot became a product owner because if a scrum master became a product owner then he wants to do multiple task,and also the tasks which has to be done by both persons are extremely different,scrum master is responsible to answer the questions of the product owner,and also he is responsible for the mistakes done by his team,if both scrum master and product owner are the same then the scrum master will not take the mistake from his team as a problem so this will affect the output of the project adversely, and we cannot meet the user requirement also there will be wastage of time and cost</text:p>
      <text:p text:style-name="P3">3. A member of the Scrum team does not want to participate in the sprint planning meetings but considers them a waste of time. How do you, as a Scrum Master,deal with that attitude?</text:p>
      <text:p text:style-name="P3"><text:tab/>Sprint planning meeting is one of the most important part of the scrum,sprint is a short duration process so every person must be aware of the decisions that taken on the sprint plan, because probability for occurring error for a member who is not participating in the scrum planning meeting is high and the error may adversely affect the project.Sprint planning meeting have two parts ,the first part decides what will be done in the sprint and the second part decides how it will work.so the decisions in the sprint planning meetings is important.as a scrum master <text:span text:style-name="T2">I</text:span> will force the members to participate in the sprint planning meeting</text:p>
      <text:p text:style-name="P4"><text:soft-page-break/></text:p>
      <text:p text:style-name="P3">4. What is the difference between the Product Backlog and Sprint Backlog? Justify with example.</text:p>
      <text:p text:style-name="P1">Product Backlog :</text:p>
      <text:list xml:id="list4886522818267809245" text:style-name="L1">
        <text:list-item>
          <text:p text:style-name="P7">dynamically changing and improving</text:p>
        </text:list-item>
        <text:list-item>
          <text:p text:style-name="P7">the PBL can be revised weekly</text:p>
        </text:list-item>
        <text:list-item>
          <text:p text:style-name="P7">the product owner maintains the same PBL for the entire project</text:p>
        </text:list-item>
        <text:list-item>
          <text:p text:style-name="P7">PBL is created based on the discussions rather than documentation</text:p>
        </text:list-item>
        <text:list-item>
          <text:p text:style-name="P7">product owner is the only person who can update PBL</text:p>
        </text:list-item>
        <text:list-item>
          <text:p text:style-name="P7">PBL is a priority list ie,the item located at the top is delivered earlier</text:p>
        </text:list-item>
        <text:list-item>
          <text:p text:style-name="P7">sometimes multiple Scrum teams work on the same project,there should be only one PB, no matter how many scrum teams are working on the project</text:p>
        </text:list-item>
      </text:list>
      <text:p text:style-name="Text_20_body"/>
      <text:p text:style-name="P5">Sprint Backlog :</text:p>
      <text:p text:style-name="P6"/>
      <text:list xml:id="list829611960366849560" text:style-name="L2">
        <text:list-item>
          <text:p text:style-name="P8">created during the sprint planning event</text:p>
        </text:list-item>
        <text:list-item>
          <text:p text:style-name="P8">SBL needs to be revised daily</text:p>
        </text:list-item>
        <text:list-item>
          <text:p text:style-name="P8">development team creates a new sprint Backlog for each new sprint</text:p>
        </text:list-item>
        <text:list-item>
          <text:p text:style-name="P8">SBL consist of tasks</text:p>
        </text:list-item>
        <text:list-item>
          <text:p text:style-name="P8">SBL is updated by the development team</text:p>
        </text:list-item>
        <text:list-item>
          <text:p text:style-name="P8">the items in the SBL cannot be added or removed during the sprint</text:p>
        </text:list-item>
        <text:list-item>
          <text:p text:style-name="P8">a number of items are selected from the top of the PBL and SBL is created</text:p>
        </text:list-item>
      </text:list>
      <text:p text:style-name="P6"/>
      <text:p text:style-name="P5">Example :</text:p>
      <text:p text:style-name="P6"/>
      <text:p text:style-name="P6"><text:span text:style-name="T1">consider a product needs to be delivered within a time period ,then the team will divide the work into several sprints,each consist of 4 weeks,the complete requirement regarding that product will be called as </text:span><text:span text:style-name="Strong_20_Emphasis"><text:span text:style-name="T1">product backlog</text:span></text:span><text:span text:style-name="T1">.</text:span></text:p>
      <text:p text:style-name="P6"><text:span text:style-name="T1">The requirement based on priority divided in those sprints is known as </text:span><text:span text:style-name="Strong_20_Emphasis"><text:span text:style-name="T1">sprint backlog.</text:span></text:span></text:p>
      <text:p text:style-name="P6"/>
      <text:p text:style-name="Text_20_body"><text:bookmark text:name="ms-rterangepaste-en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Arial, Helvetica, sans-serif"/>
    <style:font-face style:name="Calibri1" svg:font-family="Calibri, sans-serif"/>
    <style:font-face style:name="Liberation Serif1" svg:font-family="'Liberation Serif', serif"/>
    <style:font-face style:name="Segoe UI1" svg:font-family="'Segoe UI', sans-serif"/>
    <style:font-face style:name="Segoe UI" svg:font-family="'Segoe UI',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9T16:54:33.447385865</meta:creation-date>
    <dc:date>2016-08-19T17:00:42.437908572</dc:date>
    <meta:editing-duration>PT4M22S</meta:editing-duration>
    <meta:editing-cycles>2</meta:editing-cycles>
    <meta:generator>LibreOffice/5.1.4.2$Linux_X86_64 LibreOffice_project/10m0$Build-2</meta:generator>
    <meta:document-statistic meta:table-count="0" meta:image-count="0" meta:object-count="0" meta:page-count="2" meta:paragraph-count="27" meta:word-count="653" meta:character-count="3649" meta:non-whitespace-character-count="3031"/>
  </office:meta>
</office:document-meta>
</file>